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text-align="justify" style:justify-single-word="false" fo:hyphenation-ladder-count="no-limit">
        <style:tab-stops>
          <style:tab-stop style:position="0.3752in"/>
        </style:tab-stops>
      </style:paragraph-properties>
      <style:text-properties fo:hyphenate="false" fo:hyphenation-remain-char-count="2" fo:hyphenation-push-char-count="2" loext:hyphenation-no-caps="false"/>
    </style:style>
    <style:style style:name="P2" style:family="paragraph" style:parent-style-name="No_20_Spacing">
      <style:paragraph-properties fo:text-align="justify" style:justify-single-word="false"/>
    </style:style>
    <style:style style:name="P3" style:family="paragraph" style:parent-style-name="No_20_Spacing" style:list-style-name="">
      <style:paragraph-properties fo:text-align="justify" style:justify-single-word="false"/>
    </style:style>
    <style:style style:name="P4" style:family="paragraph" style:parent-style-name="No_20_Spacing" style:list-style-name="WWNum2">
      <style:paragraph-properties fo:text-align="justify" style:justify-single-word="false"/>
    </style:style>
    <style:style style:name="P5" style:family="paragraph" style:parent-style-name="No_20_Spacing" style:list-style-name="WWNum3">
      <style:paragraph-properties fo:text-align="justify" style:justify-single-word="false"/>
    </style:style>
    <style:style style:name="P6" style:family="paragraph" style:parent-style-name="No_20_Spacing" style:list-style-name="WWNum4">
      <style:paragraph-properties fo:text-align="justify" style:justify-single-word="false"/>
    </style:style>
    <style:style style:name="P7" style:family="paragraph" style:parent-style-name="No_20_Spacing" style:list-style-name="WWNum14">
      <style:paragraph-properties fo:text-align="justify" style:justify-single-word="false"/>
    </style:style>
    <style:style style:name="P8" style:family="paragraph" style:parent-style-name="No_20_Spacing" style:list-style-name="WWNum16">
      <style:paragraph-properties fo:text-align="justify" style:justify-single-word="false"/>
    </style:style>
    <style:style style:name="P9" style:family="paragraph" style:parent-style-name="No_20_Spacing" style:list-style-name="WWNum16">
      <style:paragraph-properties fo:text-align="justify" style:justify-single-word="false" fo:orphans="0" fo:widows="0"/>
    </style:style>
    <style:style style:name="P10" style:family="paragraph" style:parent-style-name="No_20_Spacing">
      <style:paragraph-properties fo:text-align="justify" style:justify-single-word="false"/>
      <style:text-properties style:font-name="Times New Roman" style:font-name-complex="Times New Roman1" style:font-weight-complex="bold"/>
    </style:style>
    <style:style style:name="P11" style:family="paragraph" style:parent-style-name="No_20_Spacing">
      <style:paragraph-properties fo:text-align="justify" style:justify-single-word="false"/>
      <style:text-properties style:font-name="Times New Roman" style:font-name-complex="Times New Roman1"/>
    </style:style>
    <style:style style:name="P12" style:family="paragraph" style:parent-style-name="No_20_Spacing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13" style:family="paragraph" style:parent-style-name="No_20_Spacing" style:list-style-name="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14" style:family="paragraph" style:parent-style-name="No_20_Spacing" style:list-style-name="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style:font-weight-asian="bold" style:font-name-complex="Times New Roman1" style:font-weight-complex="bold"/>
    </style:style>
    <style:style style:name="P15" style:family="paragraph" style:parent-style-name="No_20_Spacing">
      <style:paragraph-properties fo:line-height="115%" fo:text-align="justify" style:justify-single-word="false">
        <style:tab-stops>
          <style:tab-stop style:position="0.7055in"/>
        </style:tab-stops>
      </style:paragraph-properties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16" style:family="paragraph" style:parent-style-name="No_20_Spacing">
      <style:paragraph-properties fo:text-align="justify" style:justify-single-word="false"/>
      <style:text-properties style:font-name="Times New Roman" style:text-underline-style="solid" style:text-underline-width="auto" style:text-underline-color="font-color" style:font-name-complex="Times New Roman1"/>
    </style:style>
    <style:style style:name="P17" style:family="paragraph" style:parent-style-name="No_20_Spacing">
      <style:paragraph-properties fo:line-height="115%" fo:text-align="justify" style:justify-single-word="false">
        <style:tab-stops>
          <style:tab-stop style:position="0.7055in"/>
        </style:tab-stops>
      </style:paragraph-properties>
      <style:text-properties style:font-name="Times New Roman" style:text-underline-style="solid" style:text-underline-width="auto" style:text-underline-color="font-color" style:font-name-complex="Times New Roman1"/>
    </style:style>
    <style:style style:name="P18" style:family="paragraph" style:parent-style-name="No_20_Spacing">
      <style:paragraph-properties fo:line-height="115%" fo:text-align="justify" style:justify-single-word="false"/>
    </style:style>
    <style:style style:name="P19" style:family="paragraph" style:parent-style-name="No_20_Spacing">
      <style:paragraph-properties fo:line-height="115%" fo:text-align="justify" style:justify-single-word="false">
        <style:tab-stops>
          <style:tab-stop style:position="0.7055in"/>
        </style:tab-stops>
      </style:paragraph-properties>
    </style:style>
    <style:style style:name="P20" style:family="paragraph" style:parent-style-name="No_20_Spacing" style:list-style-name="WWNum11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P21" style:family="paragraph" style:parent-style-name="No_20_Spacing" style:list-style-name="">
      <style:paragraph-properties fo:text-align="justify" style:justify-single-word="false" style:border-line-width-bottom="0.0102in 0.0102in 0.0102in" fo:padding-left="0in" fo:padding-right="0in" fo:padding-top="0in" fo:padding-bottom="0.0138in" fo:border-left="none" fo:border-right="none" fo:border-top="none" fo:border-bottom="2.24pt double #000000"/>
    </style:style>
    <style:style style:name="P22" style:family="paragraph" style:parent-style-name="No_20_Spacing" style:list-style-name="">
      <style:paragraph-properties fo:text-align="justify" style:justify-single-word="false" style:border-line-width-bottom="0.0102in 0.0102in 0.0102in" fo:padding-left="0in" fo:padding-right="0in" fo:padding-top="0in" fo:padding-bottom="0.0138in" fo:border-left="none" fo:border-right="none" fo:border-top="none" fo:border-bottom="2.24pt double #000000"/>
      <style:text-properties style:font-name="Times New Roman" style:font-name-complex="Times New Roman1"/>
    </style:style>
    <style:style style:name="P23" style:family="paragraph" style:parent-style-name="No_20_Spacing">
      <style:paragraph-properties fo:margin-left="0.25in" fo:margin-right="0in" fo:text-align="justify" style:justify-single-word="false" fo:text-indent="0in" style:auto-text-indent="false"/>
    </style:style>
    <style:style style:name="P24" style:family="paragraph" style:parent-style-name="No_20_Spacing">
      <style:paragraph-properties fo:margin-left="1in" fo:margin-right="0in" fo:text-indent="0.5in" style:auto-text-indent="false"/>
    </style:style>
    <style:style style:name="P25" style:family="paragraph" style:parent-style-name="No_20_Spacing" style:list-style-name="" style:master-page-name="First_20_Page">
      <style:paragraph-properties fo:text-align="justify" style:justify-single-word="false" style:page-number="auto"/>
    </style:style>
    <style:style style:name="P26" style:family="paragraph" style:parent-style-name="Standard" style:list-style-name="WWNum14">
      <style:paragraph-properties fo:line-height="115%"/>
    </style:style>
    <style:style style:name="P27" style:family="paragraph" style:parent-style-name="Standard">
      <style:paragraph-properties fo:line-height="150%" fo:text-align="justify" style:justify-single-word="false">
        <style:tab-stops>
          <style:tab-stop style:position="0.5in"/>
        </style:tab-stops>
      </style:paragraph-properties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style:font-name-complex="Times New Roman1" style:font-size-complex="12pt"/>
    </style:style>
    <style:style style:name="T3" style:family="text">
      <style:text-properties style:font-name="Times New Roman" style:font-name-complex="Times New Roman1" style:font-weight-complex="bold"/>
    </style:style>
    <style:style style:name="T4" style:family="text">
      <style:text-properties style:font-name="Times New Roman" officeooo:rsid="00203078" style:font-name-complex="Times New Roman1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7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 style:font-weight-complex="bold"/>
    </style:style>
    <style:style style:name="T8" style:family="text">
      <style:text-properties style:font-name="Times New Roman" style:text-underline-style="solid" style:text-underline-width="auto" style:text-underline-color="font-color" fo:font-weight="bold" style:font-name-asian="Calibri1" style:font-weight-asian="bold" style:font-name-complex="Times New Roman1"/>
    </style:style>
    <style:style style:name="T9" style:family="text">
      <style:text-properties style:font-name="Times New Roman" style:font-name-asian="Cambria1" style:font-name-complex="Times New Roman1"/>
    </style:style>
    <style:style style:name="T10" style:family="text">
      <style:text-properties style:font-name="Times New Roman" fo:font-weight="bold" style:font-weight-asian="bold" style:font-name-complex="Times New Roman1"/>
    </style:style>
    <style:style style:name="T11" style:family="text">
      <style:text-properties style:font-name="Times New Roman" fo:font-weight="bold" officeooo:rsid="001ec325" style:font-weight-asian="bold" style:font-name-complex="Times New Roman1"/>
    </style:style>
    <style:style style:name="T12" style:family="text">
      <style:text-properties style:font-name="Times New Roman" fo:language="en" fo:country="IN" style:font-name-complex="Times New Roman1"/>
    </style:style>
    <style:style style:name="T13" style:family="text">
      <style:text-properties style:font-name="Times New Roman" fo:font-style="italic" style:font-style-asian="italic" style:font-name-complex="Times New Roman1" style:font-style-complex="italic"/>
    </style:style>
    <style:style style:name="T14" style:family="text">
      <style:text-properties fo:color="#000000" loext:opacity="100%" style:font-name="Times New Roman" style:font-name-complex="Times New Roman1"/>
    </style:style>
    <style:style style:name="T15" style:family="text">
      <style:text-properties style:font-name-asian="Cambria1"/>
    </style:style>
    <style:style style:name="T16" style:family="text">
      <style:text-properties style:font-name-asian="Calibri1"/>
    </style:style>
    <style:style style:name="T17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18" style:family="text">
      <style:text-properties style:font-name="Cambria" style:text-underline-style="solid" style:text-underline-width="auto" style:text-underline-color="font-color" fo:font-weight="bold" style:font-weight-asian="bold" style:font-name-complex="Calibri1"/>
    </style:style>
    <style:style style:name="T19" style:family="text">
      <style:text-properties style:font-name="Cambria" style:font-name-complex="Calibri1"/>
    </style:style>
    <style:style style:name="T20" style:family="text">
      <style:text-properties fo:font-size="26pt" fo:font-weight="bold" style:font-size-asian="26pt" style:font-weight-asian="bold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<text:span text:style-name="T2"><text:tab/><text:tab/><text:tab/><text:tab/><text:tab/></text:span><text:span text:style-name="T5">MAHENDRAN N</text:span></text:h>
      <text:h text:style-name="P3" text:outline-level="1"><text:span text:style-name="T5"><text:tab/></text:span></text:h>
      <text:h text:style-name="P21" text:outline-level="1"><text:span text:style-name="T1">Email:</text:span><text:a xlink:type="simple" xlink:href="mailto:mahendranviji333@gmail.com" text:style-name="Internet_20_link" text:visited-style-name="Visited_20_Internet_20_Link"><text:span text:style-name="Internet_20_link"><text:span text:style-name="T1">mahendranviji333@gmail.com</text:span></text:span></text:a><text:span text:style-name="T1"><text:tab/><text:tab/><text:tab/><text:tab/>Mobile No : <text:s text:c="2"/>8248498079 </text:span></text:h>
      <text:h text:style-name="P21" text:outline-level="1"><text:span text:style-name="T1"><text:tab/><text:tab/><text:tab/><text:tab/><text:tab/><text:tab/><text:tab/><text:tab/></text:span><text:span text:style-name="T4"><text:tab/> <text:s text:c="5"/>- <text:s text:c="2"/>9629828237</text:span></text:h>
      <text:h text:style-name="P22" text:outline-level="1"/>
      <text:h text:style-name="P13" text:outline-level="1"/>
      <text:h text:style-name="P3" text:outline-level="1"><text:span text:style-name="T6">Technical Summary:</text:span></text:h>
      <text:list xml:id="list362597722" text:style-name="WWNum2">
        <text:list-item>
          <text:p text:style-name="P4"><text:span text:style-name="T1">Have 10months of strong experience in SQL, PL/SQL, ETL developer and Tableau.</text:span></text:p>
        </text:list-item>
        <text:list-item>
          <text:p text:style-name="P4"><text:span text:style-name="T14">Having <text:s/>good knowledge and experience <text:s/>in Oracle SQL and PLSQL.</text:span></text:p>
        </text:list-item>
        <text:list-item>
          <text:p text:style-name="P4"><text:span text:style-name="T1">Highly adaptable to any work environment and technology,fast learning abilities.</text:span></text:p>
        </text:list-item>
        <text:list-item>
          <text:p text:style-name="P4"><text:span text:style-name="T14">Worked on Oracle Joins, Sub Queries, Correlated Sub Queries, Set Operators and Database objects.</text:span></text:p>
        </text:list-item>
        <text:list-item>
          <text:p text:style-name="P4"><text:span text:style-name="T14">Adequate <text:s/>knowledgeand expertise in Oracle <text:s/>Database queries, Creating Stored Procedures, Functions.</text:span></text:p>
        </text:list-item>
        <text:list-item>
          <text:p text:style-name="P4"><text:span text:style-name="T14">Having good knowledge in data warehousing concepts.</text:span></text:p>
        </text:list-item>
        <text:list-item>
          <text:p text:style-name="P4"><text:span text:style-name="T14">Good <text:s/>knowledge and experience in analyzing data with business rules and applying based on requirement previledges of data.</text:span></text:p>
        </text:list-item>
        <text:list-item>
          <text:p text:style-name="P4"><text:span text:style-name="T1">Good experience in analyzing the data models,normalizing and denormalizingthe database.</text:span></text:p>
        </text:list-item>
      </text:list>
      <text:h text:style-name="P14" text:outline-level="1"/>
      <text:h text:style-name="P3" text:outline-level="1"><text:span text:style-name="T7">Experience in SQL:</text:span></text:h>
      <text:list xml:id="list936146993" text:style-name="WWNum3">
        <text:list-item>
          <text:p text:style-name="P5"><text:span text:style-name="T1">Good experience in SQL language and concepts.</text:span></text:p>
        </text:list-item>
        <text:list-item>
          <text:p text:style-name="P5"><text:span text:style-name="T1">Good experience in using all type of Joins and writing complex SQL queries.</text:span></text:p>
        </text:list-item>
        <text:list-item>
          <text:p text:style-name="P5"><text:span text:style-name="T1">Good in using sub queries, Correlated sub queries, Derived tables and Set operators</text:span></text:p>
        </text:list-item>
        <text:list-item>
          <text:p text:style-name="P5"><text:span text:style-name="T1">Having adequate knowledge in writing single and multi rowbuild in functions.</text:span></text:p>
        </text:list-item>
        <text:list-item>
          <text:p text:style-name="P5"><text:span text:style-name="T1">Having good knowledge in pseudo columns like rowid,rownum.</text:span></text:p>
        </text:list-item>
        <text:list-item>
          <text:p text:style-name="P5"><text:span text:style-name="T14">Good knowledge and experience in database objects in SQL.</text:span></text:p>
        </text:list-item>
        <text:list-item>
          <text:p text:style-name="P5"><text:span text:style-name="T14">Having knowledge in Views, Materialized views,Sequences and other database objects.</text:span></text:p>
        </text:list-item>
      </text:list>
      <text:p text:style-name="P10"/>
      <text:h text:style-name="P3" text:outline-level="1"><text:span text:style-name="T7">Experience in PL/SQL:</text:span></text:h>
      <text:list xml:id="list3907061926" text:style-name="WWNum4">
        <text:list-item>
          <text:p text:style-name="P6"><text:span text:style-name="T1">Worked <text:s/>enormously on PL/SQL programming language.</text:span></text:p>
        </text:list-item>
        <text:list-item>
          <text:p text:style-name="P6"><text:span text:style-name="T1">Experiencein creating stored procedures,functions and Packages.</text:span></text:p>
        </text:list-item>
        <text:list-item>
          <text:p text:style-name="P6"><text:span text:style-name="T1">Good knowledge and <text:s/>experience in using all types of cursors.</text:span></text:p>
        </text:list-item>
        <text:list-item>
          <text:p text:style-name="P6"><text:span text:style-name="T1">Having knowledge on using collections for retrieving the multiple rows.</text:span></text:p>
        </text:list-item>
        <text:list-item>
          <text:p text:style-name="P6"><text:span text:style-name="T1">Good in handling exceptions and exception types.</text:span></text:p>
        </text:list-item>
        <text:list-item>
          <text:p text:style-name="P6"><text:span text:style-name="T1">Good knowledge in all types of triggers.</text:span></text:p>
        </text:list-item>
        <text:list-item>
          <text:p text:style-name="P6"><text:span text:style-name="T1">Knowledge in loading data from externalflatfiles into database using Sql Loader utility.</text:span></text:p>
        </text:list-item>
      </text:list>
      <text:p text:style-name="P16"/>
      <text:p text:style-name="P2"><text:span text:style-name="T6">Experience in ETL Informatica:</text:span></text:p>
      <text:list xml:id="list193954767217206" text:continue-list="list3907061926" text:style-name="WWNum14">
        <text:list-item>
          <text:p text:style-name="P7"><text:span text:style-name="T9">Experience in area of ETL Developement on informaticapowercenter tool creating mapping,session,workflow and implement the logic as per business requirments</text:span></text:p>
        </text:list-item>
        <text:list-item>
          <text:p text:style-name="P7"><text:span text:style-name="T9">Experience in different transformations which includes in data validation, data cleansing, data transformations</text:span></text:p>
        </text:list-item>
        <text:list-item>
          <text:p text:style-name="P26"><text:span text:style-name="T15">Experience in analyzing data, monitoring workflow, session logs, Performance tuning, debuging, error handling <text:s/>and fixing issue.</text:span></text:p>
        </text:list-item>
        <text:list-item>
          <text:p text:style-name="P7"><text:span text:style-name="T1">Knowledge on workflow manager tools –Task developer, Workflow designer</text:span></text:p>
        </text:list-item>
      </text:list>
      <text:p text:style-name="P12"/>
      <text:p text:style-name="P2"><text:span text:style-name="T6">Data</text:span><text:span text:style-name="T8"> W</text:span><text:span text:style-name="T6">arehousing</text:span><text:span text:style-name="T8"> C</text:span><text:span text:style-name="T6">oncepts</text:span><text:span text:style-name="T8">: <text:s/></text:span></text:p>
      <text:list xml:id="list671120865" text:style-name="WWNum1">
        <text:list-item>
          <text:p text:style-name="P1"><text:span text:style-name="T16">Good knowledge in Datawarehousing Architecture and its Concepts</text:span></text:p>
        </text:list-item>
        <text:list-item>
          <text:p text:style-name="P1"><text:span text:style-name="T16">Good knowledge ofloading data in Staging tables and Data marts.</text:span></text:p>
        </text:list-item>
        <text:list-item>
          <text:p text:style-name="P1"><text:span text:style-name="T16">Knowledge in Dimensions and Fact tables.</text:span></text:p>
        </text:list-item>
        <text:list-item>
          <text:p text:style-name="P1"><text:span text:style-name="T16">Knowledgein developing a data model for datawarehouse usingStar <text:s/>and Snow flake schema.</text:span></text:p>
        </text:list-item>
        <text:list-item>
          <text:p text:style-name="P1"><text:span text:style-name="T16">Having knowledge in changing data using <text:s/>Slowly Changing Dimension and its types.</text:span></text:p>
        </text:list-item>
      </text:list>
      <text:p text:style-name="P15"/>
      <text:p text:style-name="P15"/>
      <text:p text:style-name="P19"><text:span text:style-name="T6">Education profile:</text:span></text:p>
      <text:p text:style-name="P2"><text:span text:style-name="T1">BE(ECE) from CMS College of Engineering ,AnnaUniversity,Namakkal, Tamil Nadu.</text:span></text:p>
      <text:p text:style-name="P17"><text:soft-page-break/></text:p>
      <text:p text:style-name="P19"><text:span text:style-name="T6">Employment History:</text:span></text:p>
      <text:p text:style-name="P18"><text:span text:style-name="T1">Worked on a Software Engineer at Aroha Technologies, Bengaluru from Feb 2020 to Dec-2020</text:span></text:p>
      <text:h text:style-name="P13" text:outline-level="1"><text:span text:style-name="apple-style-span"><text:span text:style-name="T6"/></text:span></text:h>
      <text:h text:style-name="P3" text:outline-level="1"><text:span text:style-name="apple-style-span"><text:span text:style-name="T6">Skills:</text:span></text:span></text:h>
      <text:p text:style-name="P2"><text:span text:style-name="T1">Languages<text:tab/><text:tab/>: </text:span><text:span text:style-name="T10">SQL, PL/SQL</text:span></text:p>
      <text:p text:style-name="P2"><text:span text:style-name="T1">Database (RDBMS)<text:tab/>: </text:span><text:span text:style-name="T10">Oracle 11g.</text:span></text:p>
      <text:p text:style-name="P2"><text:span text:style-name="T1">Tools<text:tab/><text:tab/><text:tab/>:</text:span><text:span text:style-name="T10">SQL Developer,Informatica,Tableau</text:span></text:p>
      <text:p text:style-name="P2"><text:span text:style-name="T1">Operating System<text:tab/>:</text:span><text:span text:style-name="T10">Windows,</text:span><text:span text:style-name="T11">Linux</text:span></text:p>
      <text:p text:style-name="P2"><text:span text:style-name="T1">Basic Knowledge<text:tab/>:</text:span><text:span text:style-name="T10">HTML,CSS,Javascript,</text:span><text:span text:style-name="T11">Python &amp; Django</text:span></text:p>
      <text:p text:style-name="P11"><text:span text:style-name="apple-style-span"><text:span text:style-name="T1"/></text:span></text:p>
      <text:p text:style-name="P2"><text:span text:style-name="apple-style-span"><text:span text:style-name="T6">Projects:</text:span></text:span></text:p>
      <text:p text:style-name="P12"><text:span text:style-name="apple-style-span"><text:span text:style-name="T6"/></text:span></text:p>
      <text:p text:style-name="P2"><text:span text:style-name="T1">Project Title<text:tab/>:Materials Management System</text:span></text:p>
      <text:p text:style-name="P2"><text:span text:style-name="T1">Tools<text:tab/><text:tab/>: Oracle<text:tab/>,Informatica<text:tab/><text:tab/><text:tab/><text:tab/></text:span></text:p>
      <text:p text:style-name="P2"><text:span text:style-name="T3">Role<text:tab/><text:tab/></text:span><text:span text:style-name="T1">: Software Developer</text:span></text:p>
      <text:p text:style-name="P11"/>
      <text:p text:style-name="P12"/>
      <text:p text:style-name="P11"/>
      <text:p text:style-name="P27"><text:span text:style-name="T17">Roles and Responsibilities: </text:span></text:p>
      <text:list xml:id="list3546446690" text:style-name="WWNum16">
        <text:list-item>
          <text:p text:style-name="P8"><text:span text:style-name="T12">Understand the Business requirements.</text:span></text:p>
        </text:list-item>
        <text:list-item>
          <text:p text:style-name="P9"><text:span text:style-name="T1">Modifying various existing packages, procedures, functions &amp; triggers according to business needs.</text:span></text:p>
        </text:list-item>
        <text:list-item>
          <text:p text:style-name="P9"><text:span text:style-name="T1">Wrote queries using joins and sub queries to retrieve data from database.</text:span></text:p>
        </text:list-item>
      </text:list>
      <text:list xml:id="list985672143" text:style-name="WWNum11">
        <text:list-item>
          <text:p text:style-name="P20"><text:span text:style-name="T1">Handling Exceptions and Creating and Raising User defined Exceptions </text:span></text:p>
        </text:list-item>
      </text:list>
      <text:list xml:id="list193953007698528" text:continue-list="list3546446690" text:style-name="WWNum16">
        <text:list-item>
          <text:p text:style-name="P8"><text:span text:style-name="T1">Worked with heterogeneous data sources like oracle, flatfiles and Excel.</text:span></text:p>
        </text:list-item>
        <text:list-item>
          <text:p text:style-name="P8"><text:span text:style-name="T1">Created mappings <text:s/>with various transformations like Aggregator,Sorter,Joiner,Expression and Router.</text:span></text:p>
        </text:list-item>
        <text:list-item>
          <text:p text:style-name="P8"><text:span text:style-name="T9">Experience in different transformations which includes <text:s/>data validation, data cleansing and data transformations.</text:span></text:p>
        </text:list-item>
        <text:list-item>
          <text:p text:style-name="P8"><text:span text:style-name="T1">Having a knowledge in using <text:s/>Informatica Designer components – Source</text:span></text:p>
        </text:list-item>
      </text:list>
      <text:p text:style-name="P23"><text:span text:style-name="T1">Analyzer, Warehouse designer, Transformation Developer, Mapplet and Mapping Designer.</text:span></text:p>
      <text:p text:style-name="P11"/>
      <text:p text:style-name="No_20_Spacing"><text:span text:style-name="T18">Personal details:</text:span></text:p>
      <text:p text:style-name="No_20_Spacing"><text:span text:style-name="T19">Date of birth<text:tab/><text:tab/>: 22/04/1995</text:span></text:p>
      <text:p text:style-name="No_20_Spacing"><text:span text:style-name="T19">Father name<text:tab/><text:tab/>: Nagarajan P</text:span></text:p>
      <text:p text:style-name="No_20_Spacing"><text:span text:style-name="T19">Nationality<text:tab/><text:tab/>: Indian</text:span></text:p>
      <text:p text:style-name="No_20_Spacing"><text:span text:style-name="T19">Languages known<text:tab/>: English and Tamil</text:span></text:p>
      <text:p text:style-name="No_20_Spacing"><text:span text:style-name="T19">Address<text:tab/><text:tab/><text:tab/>: S/O Nagarajan P, </text:span></text:p>
      <text:p text:style-name="P24"><text:span text:style-name="T19">2/28 kudi street, Jambumadai(PO)</text:span></text:p>
      <text:p text:style-name="No_20_Spacing"><text:span text:style-name="T19"><text:tab/><text:tab/><text:tab/>Musiri(TK),Trichy(DT),</text:span></text:p>
      <text:p text:style-name="No_20_Spacing"><text:span text:style-name="T19"><text:tab/><text:tab/><text:tab/>Tamilnadu-621214<text:tab/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cccccc"/>
      <style:paragraph-properties fo:text-align="justify" style:justify-single-word="false" fo:background-color="#cccccc" fo:keep-with-next="always"/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style:contextual-spacing="false" fo:line-height="115%"/>
      <style:text-properties style:font-name="Calibri" fo:font-family="Calibri" style:font-family-generic="roman" style:font-pitch="variable" fo:font-size="13pt" fo:language="en" fo:country="IN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3.1252in" fo:margin-right="0in" fo:text-align="justify" style:justify-single-word="false" fo:text-indent="-3.1252in" style:auto-text-indent="false">
        <style:tab-stops>
          <style:tab-stop style:position="0.3752in" style:type="right"/>
          <style:tab-stop style:position="0.6252in"/>
          <style:tab-stop style:position="2.8752in" style:type="right"/>
          <style:tab-stop style:position="3.1252in"/>
        </style:tab-stops>
      </style:paragraph-properties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Achievement" style:family="paragraph" style:parent-style-name="Text_20_body" style:auto-update="true" style:default-outline-level="">
      <style:paragraph-properties fo:margin-left="-0.0799in" fo:margin-right="-0.0799in" fo:margin-top="0.0835in" fo:margin-bottom="0.0972in" style:contextual-spacing="false" style:line-height-at-least="0.1528in" fo:text-align="center" style:justify-single-word="false" fo:text-indent="0in" style:auto-text-indent="false"/>
      <style:text-properties style:font-name="Verdana" fo:font-family="Verdana" style:font-family-generic="roman" style:font-pitch="variable" fo:font-size="9pt" fo:font-weight="bold" style:font-size-asian="9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Char_20_Char_20_Char_20_Char_20_Char_20_Char_20_Char_20_Char_20_Char1_20_Char1_20_Char_20_Char_20_Char_20_Char_20_Char_20_Char_20_Char_20_Char_20_Char_20_Char_20_Char_20_Char_20_Char_20_Char_20_Char" style:display-name="Char Char Char Char Char Char Char Char Char1 Char1 Char Char Char Char Char Char Char Char Char Char Char Char Char Char Char" style:family="paragraph" style:parent-style-name="Standard" style:default-outline-level="">
      <style:paragraph-properties fo:margin-top="0in" fo:margin-bottom="0.111in" style:contextual-spacing="false" fo:line-height="0.1665in"/>
      <style:text-properties style:font-name="Arial" fo:font-family="Arial" style:font-family-generic="roman" style:font-pitch="variable" fo:font-size="10pt" style:font-size-asian="10pt" style:font-size-complex="10pt"/>
    </style:style>
    <style:style style:name="Tit" style:family="paragraph" style:parent-style-name="Standard" style:default-outline-level="">
      <loext:graphic-properties draw:fill="solid" draw:fill-color="#f2f2f2"/>
      <style:paragraph-properties fo:margin-left="0.5909in" fo:margin-right="0in" fo:margin-top="0in" fo:margin-bottom="0.0835in" style:contextual-spacing="false" fo:text-indent="-0.5909in" style:auto-text-indent="false" fo:background-color="#f2f2f2" fo:padding-left="0in" fo:padding-right="0in" fo:padding-top="0in" fo:padding-bottom="0.028in" fo:border-left="none" fo:border-right="none" fo:border-top="none" fo:border-bottom="0.74pt solid #000000"/>
      <style:text-properties fo:font-weight="bold" style:font-weight-asian="bold" style:font-size-complex="10pt" style:language-complex="he" style:country-complex="IL"/>
    </style:style>
    <style:style style:name="Default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fo:font-size="12pt" fo:language="en" fo:country="IN" style:font-size-asian="12pt" style:font-size-complex="12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Style" style:display-name="Default Sty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F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Subtitle" style:family="paragraph" style:parent-style-name="Default_20_Style" style:next-style-name="Standard" style:default-outline-level="" style:class="chapter">
      <style:paragraph-properties fo:margin-top="0in" fo:margin-bottom="0.0417in" style:contextual-spacing="false" fo:text-align="center" style:justify-single-word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yiv7626284200" style:family="paragraph" style:parent-style-name="Standard" style:default-outline-level="">
      <style:paragraph-properties fo:margin-top="0.1945in" fo:margin-bottom="0.1945in" style:contextual-spacing="false"/>
    </style:style>
    <style:style style:name="yiv7626284200msonormal" style:family="paragraph" style:parent-style-name="Standard" style:default-outline-level="">
      <style:paragraph-properties fo:margin-top="0.1945in" fo:margin-bottom="0.1945in" style:contextual-spacing="false"/>
    </style:style>
    <style:style style:name="m_5f_-5595710448240944743normal1" style:display-name="m_-5595710448240944743normal1" style:family="paragraph" style:parent-style-name="Standard" style:default-outline-level="">
      <style:paragraph-properties fo:margin-top="0.1945in" fo:margin-bottom="0.1945in" style:contextual-spacing="false"/>
      <style:text-properties style:language-complex="te" style:country-complex="IN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fo:font-size="12pt" style:font-size-asian="12pt" style:font-size-complex="12pt"/>
    </style:style>
    <style:style style:name="apple-style-span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apple-converted-space" style:family="text" style:parent-style-name="Default_20_Paragraph_20_Font"/>
    <style:style style:name="Title_20_Char" style:display-name="Title Char" style:family="text" style:parent-style-name="Default_20_Paragraph_20_Font">
      <style:text-properties fo:font-size="14pt" fo:font-weight="bold" style:font-size-asian="14pt" style:font-weight-asian="bold" style:font-size-complex="12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_20_Char" style:display-name="No Spacing Char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Subtitle_20_Char" style:display-name="Subtitle Char" style:family="text" style:parent-style-name="Default_20_Paragraph_20_Font">
      <style:text-properties style:font-name="Arial" fo:font-family="Arial" style:font-family-generic="roman" style:font-pitch="variable" fo:font-size="12pt" style:font-name-asian="SimSun" style:font-family-asian="SimSun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language="en" fo:country="IN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5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6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8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9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0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21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3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4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5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5" text:style-name="ListLabel_20_4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26pt" fo:font-weight="bold" style:font-size-asian="26pt" style:font-weight-asian="bold" style:font-size-complex="26pt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-top="6.01pt groove #000000" fo:border-bottom="6.01pt ridge #000000" fo:border-left="6.01pt groove #000000" fo:border-right="6.01pt ridge #000000" fo:padding-top="0.1744in" fo:padding-bottom="0.1744in" fo:padding-left="0.3335in" fo:padding-right="0.333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-top="6.01pt groove #000000" fo:border-bottom="6.01pt ridge #000000" fo:border-left="6.01pt groove #000000" fo:border-right="6.01pt ridge #000000" fo:padding-top="0.0835in" fo:padding-bottom="0.1744in" fo:padding-left="0.3335in" fo:padding-right="0.333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text:span text:style-name="MT1"><text:tab/><text:tab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AKSH</dc:title>
    <meta:initial-creator>karthik</meta:initial-creator>
    <meta:editing-cycles>67</meta:editing-cycles>
    <meta:print-date>2015-09-13T07:57:00</meta:print-date>
    <meta:creation-date>2017-05-10T11:01:00</meta:creation-date>
    <dc:date>2021-06-18T19:38:57.756208291</dc:date>
    <meta:editing-duration>PT7H42M45S</meta:editing-duration>
    <meta:generator>LibreOffice/7.0.5.2$Linux_X86_64 LibreOffice_project/00$Build-2</meta:generator>
    <meta:document-statistic meta:table-count="0" meta:image-count="0" meta:object-count="0" meta:page-count="2" meta:paragraph-count="74" meta:word-count="573" meta:character-count="4108" meta:non-whitespace-character-count="3575"/>
    <meta:user-defined meta:name="AppVersion">14.0000</meta:user-defined>
    <meta:user-defined meta:name="Company">Klecet Belgaum</meta:user-defined>
    <meta:template xlink:type="simple" xlink:actuate="onRequest" xlink:title="Normal" xlink:href=""/>
  </office:meta>
</office:document-meta>
</file>